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style:cell-protect="none"/>
    </style:style>
    <style:style style:name="ce4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6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9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0" style:family="table-cell" style:parent-style-name="Default" style:data-style-name="N5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5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4" style:family="table-cell" style:parent-style-name="Default" style:data-style-name="N56">
      <style:table-cell-properties style:vertical-align="middle"/>
    </style:style>
    <style:style style:name="ce15" style:family="table-cell" style:parent-style-name="Default" style:data-style-name="N56">
      <style:table-cell-properties fo:border="thin solid #000000" style:vertical-align="middle"/>
    </style:style>
    <style:style style:name="ce16" style:family="table-cell" style:parent-style-name="Default" style:data-style-name="N4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4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3" style:family="table-cell" style:parent-style-name="Default" style:data-style-name="N57">
      <style:table-cell-properties style:vertical-align="middle" style:cell-protect="none"/>
    </style:style>
    <style:style style:name="ce24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5" style:family="table-cell" style:parent-style-name="Default" style:data-style-name="N57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6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7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8" style:family="table-cell" style:parent-style-name="Default" style:data-style-name="N58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9" style:family="table-cell" style:parent-style-name="Default" style:data-style-name="N56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65.1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Data_sheet.AD6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Data_sheet.AD5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61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Data_sheet.U4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Data_sheet.B5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Data_sheet.C5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73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Data_sheet.AE5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Data_sheet.AK5"/>
    </style:style>
    <style:style style:name="ce76" style:family="table-cell" style:parent-style-name="Default" style:data-style-name="N56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Data_sheet.AK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D4])))" style:apply-style-name="cf1" style:base-cell-address="Data_sheet.D4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F4])))" style:apply-style-name="cf1" style:base-cell-address="Data_sheet.F4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H4])))" style:apply-style-name="cf1" style:base-cell-address="Data_sheet.H4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J4])))" style:apply-style-name="cf1" style:base-cell-address="Data_sheet.J4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L4])))" style:apply-style-name="cf1" style:base-cell-address="Data_sheet.L4"/>
    </style:style>
    <style:style style:name="ce84" style:family="table-cell" style:parent-style-name="Default" style:data-style-name="N57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Data_sheet.M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</style:style>
    <style:style style:name="ce87" style:family="table-cell" style:parent-style-name="Default" style:data-style-name="N5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2" table:default-cell-style-name="ce3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content-validation-name="val1" table:style-name="ce53">
            <text:p>Organisation name</text:p>
          </table:table-cell>
          <table:table-cell office:value-type="string" table:number-columns-spanned="1" table:number-rows-spanned="3" table:content-validation-name="val1" table:style-name="ce57">
            <text:p>Organisation<text:s/></text:p>
            <text:p>type</text:p>
          </table:table-cell>
          <table:table-cell office:value-type="string" table:number-columns-spanned="1" table:number-rows-spanned="3" table:content-validation-name="val1" table:style-name="ce5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53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1" table:style-name="ce54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1" table:style-name="ce5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54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54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56">
            <text:p>Grand Total paybill/staffing (payroll and non-payroll) costs</text:p>
          </table:table-cell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30" table:style-name="ce1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53">
            <text:p>AO/AA</text:p>
          </table:table-cell>
          <table:covered-table-cell/>
          <table:table-cell office:value-type="string" table:number-columns-spanned="2" table:number-rows-spanned="1" table:style-name="ce53">
            <text:p>EO</text:p>
          </table:table-cell>
          <table:covered-table-cell/>
          <table:table-cell office:value-type="string" table:number-columns-spanned="2" table:number-rows-spanned="1" table:style-name="ce53">
            <text:p>SEO/HEO</text:p>
          </table:table-cell>
          <table:covered-table-cell/>
          <table:table-cell office:value-type="string" table:number-columns-spanned="2" table:number-rows-spanned="1" table:style-name="ce53">
            <text:p>Grade 6/7</text:p>
          </table:table-cell>
          <table:covered-table-cell/>
          <table:table-cell office:value-type="string" table:number-columns-spanned="2" table:number-rows-spanned="1" table:style-name="ce53">
            <text:p>SCS</text:p>
          </table:table-cell>
          <table:covered-table-cell/>
          <table:table-cell office:value-type="string" table:number-columns-spanned="2" table:number-rows-spanned="1" table:style-name="ce53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1" table:style-name="ce53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53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54">
            <text:p>Interim managers</text:p>
          </table:table-cell>
          <table:covered-table-cell/>
          <table:table-cell office:value-type="string" table:number-columns-spanned="2" table:number-rows-spanned="1" table:style-name="ce54">
            <text:p>Specialist Contractors</text:p>
          </table:table-cell>
          <table:covered-table-cell/>
          <table:table-cell office:value-type="string" table:number-columns-spanned="2" table:number-rows-spanned="1" table:style-name="ce54">
            <text:p>Consultants/consultancy</text:p>
          </table:table-cell>
          <table:covered-table-cell/>
          <table:table-cell office:value-type="string" table:number-columns-spanned="2" table:number-rows-spanned="1" table:style-name="ce53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53">
            <text:p>Salary</text:p>
          </table:table-cell>
          <table:table-cell office:value-type="string" table:number-columns-spanned="1" table:number-rows-spanned="2" table:style-name="ce53">
            <text:p>Allowances</text:p>
          </table:table-cell>
          <table:table-cell office:value-type="string" table:number-columns-spanned="1" table:number-rows-spanned="2" table:style-name="ce53">
            <text:p>Non-consolidated performance payments</text:p>
          </table:table-cell>
          <table:table-cell office:value-type="string" table:number-columns-spanned="1" table:number-rows-spanned="2" table:style-name="ce53">
            <text:p>Overtime</text:p>
          </table:table-cell>
          <table:table-cell office:value-type="string" table:number-columns-spanned="1" table:number-rows-spanned="2" table:style-name="ce53">
            <text:p>Employer pension contributions</text:p>
          </table:table-cell>
          <table:table-cell office:value-type="string" table:number-columns-spanned="1" table:number-rows-spanned="2" table:style-name="ce53">
            <text:p>Employer national insurance contributions</text:p>
          </table:table-cell>
          <table:table-cell office:value-type="string" table:number-columns-spanned="1" table:number-rows-spanned="2" table:style-name="ce53">
            <text:p>Total paybill for payroll staff</text:p>
          </table:table-cell>
          <table:table-cell office:value-type="string" table:number-columns-spanned="1" table:number-rows-spanned="2" table:style-name="ce53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53">
            <text:p>Total monthly cost of consultants/</text:p>
            <text:p>consultancy</text:p>
          </table:table-cell>
          <table:table-cell office:value-type="string" table:number-columns-spanned="1" table:number-rows-spanned="2" table:style-name="ce53">
            <text:p>Total non-payroll (CCL) staff costs</text:p>
          </table:table-cell>
          <table:covered-table-cell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30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19">
            <text:p>Headcount</text:p>
          </table:table-cell>
          <table:table-cell office:value-type="string" table:style-name="ce19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style-name="ce20">
            <text:p>Headcount</text:p>
          </table:table-cell>
          <table:table-cell office:value-type="string" table:style-name="ce20">
            <text:p>Full-time<text:s/></text:p>
            <text:p>equivalent</text:p>
          </table:table-cell>
          <table:table-cell office:value-type="string" table:content-validation-name="val1" table:style-name="ce21">
            <text:p>Headcount</text:p>
          </table:table-cell>
          <table:table-cell office:value-type="string" table:content-validation-name="val1" table:style-name="ce22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0"/>
        </table:table-row>
        <table:table-row table:style-name="ro4">
          <table:table-cell office:value-type="string" table:style-name="ce12">
            <text:p>Department for International Development</text:p>
          </table:table-cell>
          <table:table-cell office:value-type="string" table:style-name="ce66">
            <text:p>Ministerial Department</text:p>
          </table:table-cell>
          <table:table-cell office:value-type="string" table:style-name="ce69">
            <text:p>Department for International Development</text:p>
          </table:table-cell>
          <table:table-cell office:value-type="float" office:value="73" table:style-name="ce77">
            <text:p>73</text:p>
          </table:table-cell>
          <table:table-cell office:value-type="float" office:value="70.940000000000012" table:style-name="ce23">
            <text:p>70.9</text:p>
          </table:table-cell>
          <table:table-cell office:value-type="float" office:value="228" table:style-name="ce80">
            <text:p>228</text:p>
          </table:table-cell>
          <table:table-cell office:value-type="float" office:value="217.06" table:style-name="ce23">
            <text:p>217.1</text:p>
          </table:table-cell>
          <table:table-cell office:value-type="float" office:value="783" table:style-name="ce81">
            <text:p>783</text:p>
          </table:table-cell>
          <table:table-cell office:value-type="float" office:value="765.59999999999991" table:style-name="ce23">
            <text:p>765.6</text:p>
          </table:table-cell>
          <table:table-cell office:value-type="float" office:value="1462" table:style-name="ce82">
            <text:p>1462</text:p>
          </table:table-cell>
          <table:table-cell office:value-type="float" office:value="1418.849999999999" table:style-name="ce23">
            <text:p>1,418.9</text:p>
          </table:table-cell>
          <table:table-cell office:value-type="float" office:value="112" table:style-name="ce83">
            <text:p>112</text:p>
          </table:table-cell>
          <table:table-cell office:value-type="float" office:value="108.5" table:style-name="ce84">
            <text:p>108.5</text:p>
          </table:table-cell>
          <table:table-cell office:value-type="string" table:style-name="ce85">
            <text:p>NIL</text:p>
          </table:table-cell>
          <table:table-cell office:value-type="string" table:style-name="ce85">
            <text:p>NIL</text:p>
          </table:table-cell>
          <table:table-cell office:value-type="float" office:value="2658" table:style-name="ce6">
            <text:p>2,658</text:p>
          </table:table-cell>
          <table:table-cell office:value-type="float" office:value="2580.9499999999989" table:style-name="ce25">
            <text:p>2,581.0</text:p>
          </table:table-cell>
          <table:table-cell office:value-type="float" office:value="5" table:style-name="ce60">
            <text:p>5</text:p>
          </table:table-cell>
          <table:table-cell office:value-type="float" office:value="5" table:style-name="ce61">
            <text:p>5.0</text:p>
          </table:table-cell>
          <table:table-cell office:value-type="string" table:style-name="ce62">
            <text:p>NIL</text:p>
          </table:table-cell>
          <table:table-cell office:value-type="string" table:style-name="ce63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float" office:value="1" table:style-name="ce72">
            <text:p>1</text:p>
          </table:table-cell>
          <table:table-cell office:value-type="float" office:value="1" table:style-name="ce73">
            <text:p>1.0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28">
            <text:p>6.0</text:p>
          </table:table-cell>
          <table:table-cell office:value-type="float" office:value="2664" table:style-name="ce8">
            <text:p>2,664</text:p>
          </table:table-cell>
          <table:table-cell office:value-type="float" office:value="2586.9499999999989" table:style-name="ce26">
            <text:p>2,587.0</text:p>
          </table:table-cell>
          <table:table-cell office:value-type="currency" office:value="10613678.140000001" table:style-name="ce15">
            <text:p>£10,613,678.14</text:p>
          </table:table-cell>
          <table:table-cell office:value-type="currency" office:value="0" table:style-name="ce15">
            <text:p>£0.00</text:p>
          </table:table-cell>
          <table:table-cell office:value-type="currency" office:value="0" table:style-name="ce15">
            <text:p>£0.00</text:p>
          </table:table-cell>
          <table:table-cell office:value-type="currency" office:value="34533.78" table:style-name="ce15">
            <text:p>£34,533.78</text:p>
          </table:table-cell>
          <table:table-cell office:value-type="currency" office:value="2914111.98" table:style-name="ce15">
            <text:p>£2,914,111.98</text:p>
          </table:table-cell>
          <table:table-cell office:value-type="currency" office:value="967713.56" table:style-name="ce14">
            <text:p>£967,713.56</text:p>
          </table:table-cell>
          <table:table-cell office:value-type="currency" office:value="14530037.460000001" table:style-name="ce9">
            <text:p>£14,530,037.46</text:p>
          </table:table-cell>
          <table:table-cell office:value-type="currency" office:value="32040.070000000003" table:style-name="ce76">
            <text:p>£32,040.07</text:p>
          </table:table-cell>
          <table:table-cell office:value-type="currency" office:value="1200" table:style-name="ce76">
            <text:p>£1,200.00</text:p>
          </table:table-cell>
          <table:table-cell office:value-type="currency" office:value="33240.070000000007" table:style-name="ce10">
            <text:p>£33,240.07</text:p>
          </table:table-cell>
          <table:table-cell office:value-type="currency" office:value="14563277.530000001" table:style-name="ce11">
            <text:p>£14,563,277.53</text:p>
          </table:table-cell>
          <table:table-cell table:content-validation-name="val1" table:style-name="ce2"/>
          <table:table-cell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0"/>
        </table:table-row>
        <table:table-row table:style-name="ro4">
          <table:table-cell office:value-type="string" table:style-name="ce4">
            <text:p>Independent Commission for Aid Impact</text:p>
          </table:table-cell>
          <table:table-cell office:value-type="string" table:style-name="ce65">
            <text:p>Executive Non-Departmental Public Body</text:p>
          </table:table-cell>
          <table:table-cell office:value-type="string" table:style-name="ce67">
            <text:p>Department for International Development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string" table:style-name="ce78">
            <text:p>NIL</text:p>
          </table:table-cell>
          <table:table-cell office:value-type="float" office:value="10" table:style-name="ce86">
            <text:p>10</text:p>
          </table:table-cell>
          <table:table-cell office:value-type="float" office:value="6" table:style-name="ce87">
            <text:p>6.0</text:p>
          </table:table-cell>
          <table:table-cell office:value-type="float" office:value="10" table:style-name="ce6">
            <text:p>10</text:p>
          </table:table-cell>
          <table:table-cell office:value-type="float" office:value="6" table:style-name="ce16">
            <text:p>6.00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6" table:style-name="ce17">
            <text:p>6.00</text:p>
          </table:table-cell>
          <table:table-cell office:value-type="string" table:style-name="ce59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currency" office:value="0" table:style-name="ce9">
            <text:p>£0.00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table:content-validation-name="val1" table:style-name="ce2"/>
          <table:table-cell table:style-name="ce18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0"/>
        </table:table-row>
        <table:table-row table:style-name="ro4">
          <table:table-cell office:value-type="string" table:style-name="ce4">
            <text:p>Commonwealth Scholarship Commission</text:p>
          </table:table-cell>
          <table:table-cell office:value-type="string" table:style-name="ce64">
            <text:p>Executive Non-Departmental Public Body</text:p>
          </table:table-cell>
          <table:table-cell office:value-type="string" table:style-name="ce68">
            <text:p>Department for International Development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58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string" table:style-name="ce74">
            <text:p>NIL</text:p>
          </table:table-cell>
          <table:table-cell office:value-type="currency" office:value="0" table:style-name="ce9">
            <text:p>£0.00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0"/>
        </table:table-row>
        <table:table-row table:number-rows-repeated="422" table:style-name="ro5"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0"/>
        </table:table-row>
        <table:table-row table:number-rows-repeated="65062" table:style-name="ro5"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0"/>
        </table:table-row>
        <table:table-row table:number-rows-repeated="983086" table:style-name="ro5">
          <table:table-cell table:number-columns-repeated="40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0"/>
        </table:table-row>
        <table:named-expressions>
          <table:named-range table:name="Print_Area" table:cell-range-address="Data_sheet.$A$1:Data_sheet.$AN$6" table:base-cell-address="Data_sheet.$A$1"/>
        </table:named-expressions>
      </table:table>
      <table:named-expressions>
        <table:named-expression table:name="List_of_organisations" table:expression="of:=[.#REF!]" table:base-cell-address="Data_sheet.$A$1"/>
        <table:named-expression table:name="Main_Department" table:expression="of:=[.#REF!]" table:base-cell-address="Data_sheet.$A$1"/>
        <table:named-expression table:name="Organisation_Type" table:expression="of:=[.#REF!]" table:base-cell-address="Data_sheet.$A$1"/>
        <table:named-expression table:name="Yes_No" table:expression="of:=[.#REF!]" table:base-cell-address="Data_shee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currency-style style:name="N56">
      <number:currency-symbol>£</number:currency-symbol>
      <number:number number:decimal-places="2" number:min-integer-digits="1" number:grouping="true"/>
    </number:currency-style>
    <number:number-style style:name="N57">
      <number:number number:decimal-places="1" number:min-integer-digits="1" number:grouping="true"/>
    </number:number-style>
    <number:number-style style:name="N58">
      <number:number number:decimal-places="1" number:min-integer-digits="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50_0_37__32_-_32_Accent1" style:display-name="20% - Accent1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/>
    </style:style>
    <style:style style:name="ToSiffer" style:family="table-cell" style:data-style-name="N50"/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</office:automatic-styles>
  <office:master-styles>
    <style:master-page style:name="mp1" style:page-layout-name="pm1">
      <style:header>
        <style:region-left>
          <text:p><text:span text:style-name="T1">OFFICIAL</text:span><text:span text:style-name="T2">#</text:span></text:p>
        </style:region-left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/>
    <dc:creator/>
    <meta:creation-date>2020-09-07T12:31:25Z</meta:creation-date>
    <dc:date>2020-09-07T12:38:33Z</dc:date>
    <meta:user-defined meta:name="MSIP_Label_e4c996da-17fa-4fc5-8989-2758fb4cf86b_Enabled">true</meta:user-defined>
    <meta:user-defined meta:name="MSIP_Label_e4c996da-17fa-4fc5-8989-2758fb4cf86b_SetDate">2020-09-07T12:31:40Z</meta:user-defined>
    <meta:user-defined meta:name="MSIP_Label_e4c996da-17fa-4fc5-8989-2758fb4cf86b_Method">Privileged</meta:user-defined>
    <meta:user-defined meta:name="MSIP_Label_e4c996da-17fa-4fc5-8989-2758fb4cf86b_Name">OFFICIAL</meta:user-defined>
    <meta:user-defined meta:name="MSIP_Label_e4c996da-17fa-4fc5-8989-2758fb4cf86b_SiteId">cdf709af-1a18-4c74-bd93-6d14a64d73b3</meta:user-defined>
    <meta:user-defined meta:name="MSIP_Label_e4c996da-17fa-4fc5-8989-2758fb4cf86b_ActionId">3daf5c71-5359-4fb2-99cc-00007dd646b6</meta:user-defined>
    <meta:user-defined meta:name="MSIP_Label_e4c996da-17fa-4fc5-8989-2758fb4cf86b_ContentBits">1</meta:user-defined>
  </office:meta>
</office:document-meta>
</file>